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No. Test</text:p>
          </table:table-cell>
          <table:table-cell office:value-type="string" calcext:value-type="string">
            <text:p>Execu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598575592041" calcext:value-type="float">
            <text:p>0.012359857559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13096046447754" calcext:value-type="float">
            <text:p>0.0313096046447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88491344451904" calcext:value-type="float">
            <text:p>0.018849134445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10558891296387" calcext:value-type="float">
            <text:p>0.0071055889129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2694873809814" calcext:value-type="float">
            <text:p>0.0222694873809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67632007598877" calcext:value-type="float">
            <text:p>0.0267632007598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00789070129395" calcext:value-type="float">
            <text:p>0.010078907012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54347038269043" calcext:value-type="float">
            <text:p>0.005543470382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20231437683106" calcext:value-type="float">
            <text:p>0.008202314376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0914096832275" calcext:value-type="float">
            <text:p>0.02509140968322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verage:</text:p>
          </table:table-cell>
          <table:table-cell table:formula="of:=AVERAGE([.B2:.B11])" office:value-type="float" office:value="0.0167572975158691" calcext:value-type="float">
            <text:p>0.016757297515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7:37:51.365373018</meta:creation-date>
    <dc:date>2018-12-08T18:26:23.337822902</dc:date>
    <meta:editing-duration>PT38M21S</meta:editing-duration>
    <meta:editing-cycles>1</meta:editing-cycles>
    <meta:document-statistic meta:table-count="1" meta:cell-count="24" meta:object-count="0"/>
    <meta:generator>LibreOffice/6.1.2.1$Linux_X86_64 LibreOffice_project/10$Build-1</meta:generator>
  </office:meta>
</office:document-meta>
</file>